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15" style:family="paragraph" style:parent-style-name="Footnote">
      <style:text-properties fo:language="en" fo:country="GB" officeooo:paragraph-rsid="10762a52" fo:background-color="transparent"/>
    </style:style>
    <style:style style:name="P16" style:family="paragraph" style:parent-style-name="Standard">
      <style:text-properties fo:language="en" fo:country="GB" officeooo:rsid="10048e31" officeooo:paragraph-rsid="104e2670"/>
    </style:style>
    <style:style style:name="P17" style:family="paragraph" style:parent-style-name="Standard">
      <style:text-properties fo:language="en" fo:country="GB" officeooo:rsid="1035cc54" officeooo:paragraph-rsid="1035cc54"/>
    </style:style>
    <style:style style:name="P18" style:family="paragraph" style:parent-style-name="Standard">
      <style:text-properties fo:language="en" fo:country="GB" officeooo:paragraph-rsid="0fcd2b2a"/>
    </style:style>
    <style:style style:name="P19" style:family="paragraph" style:parent-style-name="Standard">
      <style:text-properties fo:language="en" fo:country="GB" officeooo:rsid="10b5b188" officeooo:paragraph-rsid="10b5b188"/>
    </style:style>
    <style:style style:name="P20" style:family="paragraph" style:parent-style-name="Footer">
      <style:text-properties style:font-name="Liberation Sans" fo:language="en" fo:country="GB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22" style:family="paragraph" style:parent-style-name="Footnote">
      <style:text-properties style:font-name="Liberation Sans" fo:language="en" fo:country="GB" officeooo:paragraph-rsid="10332ca5"/>
    </style:style>
    <style:style style:name="P2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cf85e9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1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42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43" style:family="paragraph" style:parent-style-name="Footnote">
      <style:text-properties style:font-name="Liberation Sans" officeooo:paragraph-rsid="10a68734"/>
    </style:style>
    <style:style style:name="P44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7eb322" style:font-size-asian="10pt" style:font-size-complex="10pt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1c27c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e2a40f4"/>
    </style:style>
    <style:style style:name="P52" style:family="paragraph" style:parent-style-name="Footnote">
      <style:text-properties officeooo:rsid="043ccc66" officeooo:paragraph-rsid="0f40045a"/>
    </style:style>
    <style:style style:name="P53" style:family="paragraph" style:parent-style-name="Footnote">
      <style:text-properties officeooo:rsid="043ccc66" officeooo:paragraph-rsid="0f4dc0dc"/>
    </style:style>
    <style:style style:name="P5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7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6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5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6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6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P6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9" style:family="paragraph" style:parent-style-name="Standard">
      <style:text-properties officeooo:paragraph-rsid="0fc21b80"/>
    </style:style>
    <style:style style:name="P70" style:family="paragraph" style:parent-style-name="Standard">
      <style:text-properties officeooo:rsid="0dde9a1c" officeooo:paragraph-rsid="0dde9a1c"/>
    </style:style>
    <style:style style:name="P71" style:family="paragraph" style:parent-style-name="Standard">
      <style:text-properties officeooo:rsid="0dde9a1c" officeooo:paragraph-rsid="0f4adb30"/>
    </style:style>
    <style:style style:name="P72" style:family="paragraph" style:parent-style-name="Standard">
      <style:text-properties officeooo:rsid="0dde9a1c" officeooo:paragraph-rsid="0fdb91b2"/>
    </style:style>
    <style:style style:name="P73" style:family="paragraph" style:parent-style-name="Standard">
      <style:text-properties officeooo:rsid="0dde9a1c" officeooo:paragraph-rsid="0fdc0816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5" style:family="paragraph" style:parent-style-name="Standard">
      <style:text-properties officeooo:rsid="0dde9a1c" officeooo:paragraph-rsid="10dec551"/>
    </style:style>
    <style:style style:name="P76" style:family="paragraph" style:parent-style-name="Standard">
      <style:text-properties officeooo:rsid="0dde9a1c" officeooo:paragraph-rsid="10df828f"/>
    </style:style>
    <style:style style:name="P77" style:family="paragraph" style:parent-style-name="Standard">
      <style:text-properties officeooo:paragraph-rsid="0fc35f88"/>
    </style:style>
    <style:style style:name="P78" style:family="paragraph" style:parent-style-name="Standard">
      <style:text-properties officeooo:paragraph-rsid="0fc8b815"/>
    </style:style>
    <style:style style:name="P79" style:family="paragraph" style:parent-style-name="Standard">
      <style:text-properties officeooo:paragraph-rsid="0fce858d"/>
    </style:style>
    <style:style style:name="P80" style:family="paragraph" style:parent-style-name="Standard">
      <style:text-properties officeooo:paragraph-rsid="0fdc0816"/>
    </style:style>
    <style:style style:name="P81" style:family="paragraph" style:parent-style-name="Standard">
      <style:text-properties officeooo:paragraph-rsid="0fd655f2"/>
    </style:style>
    <style:style style:name="P82" style:family="paragraph" style:parent-style-name="Standard">
      <style:text-properties officeooo:paragraph-rsid="0ff397b4"/>
    </style:style>
    <style:style style:name="P83" style:family="paragraph" style:parent-style-name="Standard">
      <style:text-properties officeooo:paragraph-rsid="0ff3c339"/>
    </style:style>
    <style:style style:name="P84" style:family="paragraph" style:parent-style-name="Standard">
      <style:paragraph-properties fo:text-align="center" style:justify-single-word="false"/>
      <style:text-properties officeooo:paragraph-rsid="0cc50ec9"/>
    </style:style>
    <style:style style:name="P85" style:family="paragraph" style:parent-style-name="Standard">
      <style:paragraph-properties fo:text-align="center" style:justify-single-word="false"/>
      <style:text-properties officeooo:paragraph-rsid="0c8b5238"/>
    </style:style>
    <style:style style:name="P86" style:family="paragraph" style:parent-style-name="Standard">
      <style:paragraph-properties fo:text-align="center" style:justify-single-word="false"/>
      <style:text-properties officeooo:paragraph-rsid="0d1ec96e"/>
    </style:style>
    <style:style style:name="P87" style:family="paragraph" style:parent-style-name="Standard">
      <style:paragraph-properties fo:text-align="center" style:justify-single-word="false"/>
      <style:text-properties officeooo:paragraph-rsid="0d8c21b9"/>
    </style:style>
    <style:style style:name="P88" style:family="paragraph" style:parent-style-name="Standard">
      <style:paragraph-properties fo:text-align="center" style:justify-single-word="false"/>
      <style:text-properties officeooo:paragraph-rsid="0cc5fe5b"/>
    </style:style>
    <style:style style:name="P89" style:family="paragraph" style:parent-style-name="Standard">
      <style:paragraph-properties fo:text-align="center" style:justify-single-word="false"/>
      <style:text-properties officeooo:paragraph-rsid="0e38fc62"/>
    </style:style>
    <style:style style:name="P90" style:family="paragraph" style:parent-style-name="Standard">
      <style:paragraph-properties fo:text-align="center" style:justify-single-word="false"/>
      <style:text-properties officeooo:paragraph-rsid="1032d702"/>
    </style:style>
    <style:style style:name="P91" style:family="paragraph" style:parent-style-name="Standard">
      <style:paragraph-properties fo:text-align="center" style:justify-single-word="false"/>
      <style:text-properties officeooo:paragraph-rsid="10178c94"/>
    </style:style>
    <style:style style:name="P92" style:family="paragraph" style:parent-style-name="Standard">
      <style:paragraph-properties fo:text-align="center" style:justify-single-word="false"/>
      <style:text-properties officeooo:paragraph-rsid="1035cc54"/>
    </style:style>
    <style:style style:name="P93" style:family="paragraph" style:parent-style-name="Standard">
      <style:paragraph-properties fo:text-align="center" style:justify-single-word="false"/>
      <style:text-properties officeooo:paragraph-rsid="10b9c618"/>
    </style:style>
    <style:style style:name="P94" style:family="paragraph" style:parent-style-name="Standard">
      <style:paragraph-properties fo:text-align="center" style:justify-single-word="false"/>
      <style:text-properties officeooo:paragraph-rsid="0fd58c4e"/>
    </style:style>
    <style:style style:name="P95" style:family="paragraph" style:parent-style-name="Footnote">
      <style:text-properties officeooo:paragraph-rsid="106e520e"/>
    </style:style>
    <style:style style:name="P96" style:family="paragraph" style:parent-style-name="Standard">
      <style:text-properties officeooo:paragraph-rsid="1077d862"/>
    </style:style>
    <style:style style:name="P97" style:family="paragraph" style:parent-style-name="Standard">
      <style:text-properties officeooo:paragraph-rsid="10b1938e"/>
    </style:style>
    <style:style style:name="P98" style:family="paragraph" style:parent-style-name="Standard">
      <style:text-properties officeooo:paragraph-rsid="10b3a638"/>
    </style:style>
    <style:style style:name="P99" style:family="paragraph" style:parent-style-name="Standard">
      <style:text-properties officeooo:paragraph-rsid="10b601b0"/>
    </style:style>
    <style:style style:name="P100" style:family="paragraph" style:parent-style-name="Standard">
      <style:text-properties officeooo:paragraph-rsid="10bbbb58"/>
    </style:style>
    <style:style style:name="P101" style:family="paragraph" style:parent-style-name="Standard">
      <style:text-properties officeooo:paragraph-rsid="10bc5bd9"/>
    </style:style>
    <style:style style:name="P102" style:family="paragraph" style:parent-style-name="Standard">
      <style:text-properties officeooo:paragraph-rsid="10c2a301"/>
    </style:style>
    <style:style style:name="P103" style:family="paragraph" style:parent-style-name="Standard">
      <style:text-properties officeooo:paragraph-rsid="0e0463fc"/>
    </style:style>
    <style:style style:name="P104" style:family="paragraph" style:parent-style-name="Standard">
      <style:text-properties officeooo:paragraph-rsid="101b90cf"/>
    </style:style>
    <style:style style:name="P105" style:family="paragraph" style:parent-style-name="Standard">
      <style:text-properties officeooo:paragraph-rsid="10d28a1c"/>
    </style:style>
    <style:style style:name="P106" style:family="paragraph" style:parent-style-name="Standard">
      <style:text-properties officeooo:paragraph-rsid="0fad1a3f"/>
    </style:style>
    <style:style style:name="P107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8" style:family="paragraph" style:parent-style-name="Standard" style:list-style-name="L1">
      <style:paragraph-properties fo:break-before="page"/>
      <style:text-properties officeooo:paragraph-rsid="0fd655f2"/>
    </style:style>
    <style:style style:name="P10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1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10c3c8a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5e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1444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5e6e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4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0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1" style:family="text">
      <style:text-properties fo:color="#000000" loext:opacity="100%" style:text-line-through-style="none" style:text-line-through-type="none" style:font-name="Liberation Mono" fo:font-size="10pt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2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3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8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79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80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3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7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8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9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93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94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9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9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9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0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01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20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4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font-size="10pt" style:font-size-asian="10pt" style:font-size-complex="10pt"/>
    </style:style>
    <style:style style:name="T239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0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44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45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53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54" style:family="text">
      <style:text-properties style:text-line-through-style="none" style:text-line-through-type="none" style:font-name="Liberation Sans" style:text-underline-style="none" officeooo:rsid="0673d7fc"/>
    </style:style>
    <style:style style:name="T255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56" style:family="text">
      <style:text-properties style:text-line-through-style="none" style:text-line-through-type="none" style:font-name="Liberation Sans" style:text-underline-style="none" officeooo:rsid="0b0f3a36"/>
    </style:style>
    <style:style style:name="T257" style:family="text">
      <style:text-properties fo:language="en" fo:country="GB"/>
    </style:style>
    <style:style style:name="T258" style:family="text">
      <style:text-properties fo:language="en" fo:country="GB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9" style:family="text">
      <style:text-properties fo:language="en" fo:country="GB" officeooo:rsid="0f28d107"/>
    </style:style>
    <style:style style:name="T260" style:family="text">
      <style:text-properties fo:language="en" fo:country="GB" style:text-underline-style="none"/>
    </style:style>
    <style:style style:name="T261" style:family="text">
      <style:text-properties fo:language="en" fo:country="GB" officeooo:rsid="10d28a1c"/>
    </style:style>
    <style:style style:name="T262" style:family="text">
      <style:text-properties fo:language="en" fo:country="GB" fo:font-weight="bold" style:font-weight-asian="bold" style:font-weight-complex="bold"/>
    </style:style>
    <style:style style:name="T263" style:family="text">
      <style:text-properties fo:language="en" fo:country="GB" fo:font-weight="bold" officeooo:rsid="10d28a1c" style:font-weight-asian="bold" style:font-weight-complex="bold"/>
    </style:style>
    <style:style style:name="T264" style:family="text">
      <style:text-properties fo:language="en" fo:country="GB" officeooo:rsid="10b6b930"/>
    </style:style>
    <style:style style:name="T265" style:family="text">
      <style:text-properties fo:language="en" fo:country="GB" officeooo:rsid="10a19599"/>
    </style:style>
    <style:style style:name="T266" style:family="text">
      <style:text-properties style:font-name="Liberation Mono" fo:font-size="11pt" style:font-size-asian="11pt" style:font-size-complex="11pt"/>
    </style:style>
    <style:style style:name="T267" style:family="text">
      <style:text-properties style:font-name="Liberation Mono" fo:font-size="8pt" style:font-size-asian="8pt" style:font-size-complex="8pt" loext:padding="0.049cm" loext:border="0.31pt solid #000000"/>
    </style:style>
    <style:style style:name="T268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69" style:family="text">
      <style:text-properties officeooo:rsid="102b859b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officeooo:rsid="1035cc54" style:font-weight-asian="bold" style:font-weight-complex="bold"/>
    </style:style>
    <style:style style:name="T272" style:family="text">
      <style:text-properties fo:font-weight="bold" officeooo:rsid="103b85c2" style:font-weight-asian="bold" style:font-weight-complex="bold"/>
    </style:style>
    <style:style style:name="T273" style:family="text">
      <style:text-properties fo:font-weight="bold" officeooo:rsid="10b6b930" style:font-weight-asian="bold" style:font-weight-complex="bold"/>
    </style:style>
    <style:style style:name="T274" style:family="text">
      <style:text-properties fo:font-weight="bold" officeooo:rsid="10d28a1c" style:font-weight-asian="bold" style:font-weight-complex="bold"/>
    </style:style>
    <style:style style:name="T275" style:family="text">
      <style:text-properties fo:font-weight="bold" officeooo:rsid="10d41620" style:font-weight-asian="bold" style:font-weight-complex="bold"/>
    </style:style>
    <style:style style:name="T276" style:family="text">
      <style:text-properties fo:font-weight="bold" officeooo:rsid="10d6f80d" style:font-weight-asian="bold" style:font-weight-complex="bold"/>
    </style:style>
    <style:style style:name="T277" style:family="text">
      <style:text-properties fo:font-weight="bold" officeooo:rsid="10d824d6" style:font-weight-asian="bold" style:font-weight-complex="bold"/>
    </style:style>
    <style:style style:name="T278" style:family="text">
      <style:text-properties officeooo:rsid="1035cc54"/>
    </style:style>
    <style:style style:name="T27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e0f1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9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0" style:family="text">
      <style:text-properties fo:font-variant="normal" fo:text-transform="none" fo:color="#000000" loext:opacity="100%" style:text-position="super 58%" fo:font-size="10pt" fo:letter-spacing="normal" fo:language="en" fo:country="GB" fo:font-style="normal" fo:font-weight="normal" officeooo:rsid="10e0f1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officeooo:rsid="0fed6741"/>
    </style:style>
    <style:style style:name="T292" style:family="text">
      <style:text-properties officeooo:rsid="10b6b930"/>
    </style:style>
    <style:style style:name="T293" style:family="text">
      <style:text-properties officeooo:rsid="10d28a1c"/>
    </style:style>
    <style:style style:name="T294" style:family="text">
      <style:text-properties style:text-position="0% 100%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107"><text:span text:style-name="Strong_20_Emphasis"><text:span text:style-name="T160">Checklist for installing</text:span></text:span><text:span text:style-name="T186"> </text:span><text:span text:style-name="T186"><text:user-field-get text:name="Distro">Debian</text:user-field-get></text:span><text:span text:style-name="T187"><text:s/></text:span><text:span text:style-name="T187"><text:user-field-get text:name="Version">12</text:user-field-get></text:span><text:span text:style-name="T188"><text:note text:id="ftn1" text:note-class="footnote"><text:note-citation>1</text:note-citation><text:note-body><text:p text:style-name="P43"><text:span text:style-name="T282">This </text:span><text:span text:style-name="Strong_20_Emphasis"><text:span text:style-name="T281"><text:user-field-get text:name="Distro">Debian</text:user-field-get></text:span></text:span><text:span text:style-name="T283"><text:s/></text:span><text:span text:style-name="T288"><text:user-field-get text:name="Version">12</text:user-field-get></text:span><text:span text:style-name="T288"><text:s/>Desktop</text:span><text:span text:style-name="T282"> (codename </text:span><text:span text:style-name="T284">bookworm</text:span><text:span text:style-name="T282">) from </text:span><text:span text:style-name="T285">June </text:span><text:span text:style-name="T287">11</text:span><text:span text:style-name="T290">th</text:span><text:span text:style-name="T287">,</text:span><text:span text:style-name="T282"> </text:span><text:span text:style-name="Strong_20_Emphasis"><text:span text:style-name="T289"><text:user-field-get text:name="Releaseyear">2023</text:user-field-get></text:span></text:span><text:span text:style-name="T282"><text:s/>is supported for 5 years until </text:span><text:span text:style-name="T286">June </text:span><text:span text:style-name="T287">30</text:span><text:span text:style-name="T290">th</text:span><text:span text:style-name="T287">,</text:span><text:span text:style-name="T282"> </text:span><text:span text:style-name="T183">202</text:span><text:span text:style-name="T185">8</text:span><text:span text:style-name="T184">.</text:span></text:p></text:note-body></text:note></text:span><text:span text:style-name="T189"><text:s/></text:span><text:span text:style-name="T191">Desktop</text:span><text:span text:style-name="T190">.</text:span></text:p>
      <text:p text:style-name="P58"><text:span text:style-name="Strong_20_Emphasis"><text:span text:style-name="T112"/></text:span></text:p>
      <text:p text:style-name="P58"><text:span text:style-name="Strong_20_Emphasis"><text:span text:style-name="T244">This is a fillable PDF, no printing required.</text:span></text:span></text:p>
      <text:p text:style-name="P62"><text:span text:style-name="Strong_20_Emphasis"><text:span text:style-name="T152"/></text:span></text:p>
      <text:p text:style-name="P59"><text:span text:style-name="T18">Fill in the </text:span><text:span text:style-name="Strong_20_Emphasis"><text:span text:style-name="T246"><text:s/></text:span></text:span><text:span text:style-name="Strong_20_Emphasis"><text:span text:style-name="T245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64"><text:span text:style-name="Definition"><text:span text:style-name="T258">name</text:span></text:span><text:span text:style-name="T203"><text:tab/></text:span><text:span text:style-name="T202"> <text:tab/><text:tab/><text:tab/> </text:span><text:span text:style-name="T204"><draw:control text:anchor-type="as-char" svg:y="-0.4cm" draw:z-index="14" draw:name="Gebruiker 1" draw:style-name="gr2" draw:text-style-name="P113" svg:width="6.4cm" svg:height="0.6cm" draw:control="control13"><svg:title>Gebruiker</svg:title><svg:desc>Volledige naam, bijv. Jan Stek</svg:desc></draw:control></text:span><text:span text:style-name="T204"><text:s text:c="2"/></text:span><text:span text:style-name="T205">[</text:span><text:span text:style-name="T210">F</text:span><text:span text:style-name="T211">ull </text:span><text:span text:style-name="T197">na</text:span><text:span text:style-name="T198">me,</text:span><text:span text:style-name="T197"> </text:span><text:span text:style-name="T198">e.g.</text:span><text:span text:style-name="T197"> </text:span><text:span text:style-name="T199">J</text:span><text:span text:style-name="T214">oh</text:span><text:span text:style-name="T199">n </text:span><text:span text:style-name="T201">Doe</text:span><text:span text:style-name="T213">]</text:span></text:p>
      <text:p text:style-name="P96"><text:span text:style-name="Definition"><text:span text:style-name="T196">USER</text:span></text:span><text:span text:style-name="Definition"><text:span text:style-name="T257">na</text:span></text:span><text:span text:style-name="Definition"><text:span text:style-name="T259">me</text:span></text:span><text:span text:style-name="T195"><text:tab/><text:tab/><text:tab/> </text:span><text:span text:style-name="T195"><draw:control text:anchor-type="as-char" svg:y="-0.4cm" draw:z-index="15" draw:name="Gberuikersnaam 2" draw:style-name="gr2" draw:text-style-name="P113" svg:width="6.4cm" svg:height="0.6cm" draw:control="control14"><svg:title>Gebruikersnaam</svg:title><svg:desc>Korte naam, bijv. jan</svg:desc></draw:control></text:span><text:span text:style-name="T195"><text:s text:c="2"/></text:span><text:span text:style-name="T4">[</text:span><text:span text:style-name="T7">U</text:span><text:span text:style-name="T5">ser</text:span><text:span text:style-name="T3">na</text:span><text:span text:style-name="T6">me</text:span><text:span text:style-name="T3">, </text:span><text:span text:style-name="T6">e.g.</text:span><text:span text:style-name="T3"> </text:span><text:span text:style-name="T161">j</text:span><text:span text:style-name="T163">oh</text:span><text:span text:style-name="T161">n</text:span><text:span text:style-name="T162">]</text:span></text:p>
      <text:p text:style-name="P64"><text:span text:style-name="Definition"><text:span text:style-name="T257">COMPUTERNA</text:span></text:span><text:span text:style-name="Definition"><text:span text:style-name="T259">me</text:span></text:span><text:span text:style-name="T215"><text:tab/> </text:span><text:span text:style-name="T257"><draw:control text:anchor-type="as-char" svg:y="-0.4cm" draw:z-index="16" draw:name="Computernaam 1" draw:style-name="gr2" draw:text-style-name="P113" svg:width="6.4cm" svg:height="0.6cm" draw:control="control15"><svg:title>Computernaam</svg:title><svg:desc>Unieke naam van de computer</svg:desc></draw:control></text:span><text:span text:style-name="T257"><text:s text:c="2"/></text:span><text:span text:style-name="T218">[</text:span><text:span text:style-name="T222">N</text:span><text:span text:style-name="T216">a</text:span><text:span text:style-name="T219">me of the</text:span><text:span text:style-name="T216"> compute</text:span><text:span text:style-name="T217">r, </text:span><text:span text:style-name="T219">e.g.</text:span><text:span text:style-name="T220"> </text:span><text:span text:style-name="T221">pc02</text:span><text:span text:style-name="T218">]</text:span></text:p>
      <text:p text:style-name="P64"><text:span text:style-name="Definition"><text:span text:style-name="T224">USER</text:span></text:span><text:span text:style-name="T223"><text:tab/><text:tab/></text:span><text:span text:style-name="T202"> <text:tab/><text:tab/><text:tab/> </text:span><text:span text:style-name="T204"><draw:control text:anchor-type="as-char" svg:y="-0.4cm" draw:z-index="17" draw:name="Gebruiker 2" draw:style-name="gr2" draw:text-style-name="P113" svg:width="6.4cm" svg:height="0.6cm" draw:control="control16"><svg:title>Gebruiker</svg:title><svg:desc>Volledige naam, bijv. Jan Stek</svg:desc></draw:control></text:span><text:span text:style-name="T204"><text:s text:c="2"/></text:span><text:span text:style-name="T205">[</text:span><text:span text:style-name="T210">F</text:span><text:span text:style-name="T206">ull </text:span><text:span text:style-name="T207">na</text:span><text:span text:style-name="T208">me</text:span><text:span text:style-name="T207"> possibly </text:span><text:span text:style-name="T212">2</text:span><text:span text:style-name="T236">nd</text:span><text:span text:style-name="T212"> </text:span><text:span text:style-name="T209">user</text:span><text:span text:style-name="T200">]</text:span></text:p>
      <text:p text:style-name="P96"><text:span text:style-name="Definition"><text:span text:style-name="T224">USERN</text:span></text:span><text:span text:style-name="Definition"><text:span text:style-name="T225">a</text:span></text:span><text:span text:style-name="Definition"><text:span text:style-name="T226">me</text:span></text:span><text:span text:style-name="Definition"><text:span text:style-name="T230"><text:tab/><text:tab/><text:tab/> </text:span></text:span><text:span text:style-name="T230"><draw:control text:anchor-type="as-char" svg:y="-0.4cm" draw:z-index="18" draw:name="Gberuikersnaam 1" draw:style-name="gr2" draw:text-style-name="P113" svg:width="6.4cm" svg:height="0.6cm" draw:control="control17"><svg:title>Gebruikersnaam</svg:title><svg:desc>Korte naam, bijv. jan</svg:desc></draw:control></text:span><text:span text:style-name="T230"><text:s text:c="2"/></text:span><text:span text:style-name="T227">[</text:span><text:span text:style-name="T229">U</text:span><text:span text:style-name="T228">ser</text:span><text:span text:style-name="T232">na</text:span><text:span text:style-name="T233">me</text:span><text:span text:style-name="T232"> possibly </text:span><text:span text:style-name="T235">2</text:span><text:span text:style-name="T237">nd</text:span><text:span text:style-name="T235"> </text:span><text:span text:style-name="T234">user</text:span><text:span text:style-name="T231">]</text:span></text:p>
      <text:p text:style-name="P64"><text:span text:style-name="T164">Replace the </text:span><text:span text:style-name="T175">underlined</text:span><text:span text:style-name="T164"> words in this checklist with those in the </text:span><text:span text:style-name="Strong_20_Emphasis"><text:span text:style-name="T45">te</text:span></text:span><text:span text:style-name="Strong_20_Emphasis"><text:span text:style-name="T60">x</text:span></text:span><text:span text:style-name="Strong_20_Emphasis"><text:span text:style-name="T45">t </text:span></text:span><text:span text:style-name="Strong_20_Emphasis"><text:span text:style-name="T60">box</text:span></text:span><text:span text:style-name="T164">.</text:span></text:p>
      <text:p text:style-name="P21"/>
      <text:p text:style-name="P21"/>
      <text:p text:style-name="P65"><text:span text:style-name="T171">Not yet on Linux?</text:span><text:span text:style-name="T165"><text:tab/></text:span><text:span text:style-name="T170">Use</text:span><text:span text:style-name="T166"> </text:span><text:span text:style-name="Strong_20_Emphasis"><text:span text:style-name="T173">Checklist </text:span></text:span><text:span text:style-name="Strong_20_Emphasis"><text:span text:style-name="T174">transfer</text:span></text:span><text:span text:style-name="T166"> o</text:span><text:span text:style-name="T169">n</text:span><text:span text:style-name="T166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67"> </text:span><text:span text:style-name="T169">u</text:span><text:span text:style-name="T167">nder </text:span><text:span text:style-name="T172">Linux</text:span><text:span text:style-name="T168">.</text:span></text:p>
      <text:p text:style-name="P60"><text:span text:style-name="T252">New installation?</text:span><text:span text:style-name="T254"><text:tab/><text:tab/></text:span><text:span text:style-name="T255">Start at chapter </text:span><text:span text:style-name="T253"><text:bookmark-ref text:reference-format="page" text:ref-name="__RefNumPara__4009_12717081281">2</text:bookmark-ref></text:span><text:span text:style-name="T253"><text:s text:c="2"/></text:span><text:span text:style-name="T253"><text:bookmark-ref text:reference-format="text" text:ref-name="__RefNumPara__4009_12717081281">Perform installation</text:bookmark-ref></text:span><text:span text:style-name="T256">.</text:span></text:p>
      <text:p text:style-name="P61"/>
      <text:p text:style-name="P63"><text:span text:style-name="Strong_20_Emphasis"><text:span text:style-name="T36"/></text:span></text:p>
      <text:list text:style-name="L1">
        <text:list-item>
          <text:p text:style-name="P109"><text:bookmark-start text:name="__RefNumPara__4083_1271708128"/>Prepar<text:span text:style-name="T269">e</text:span> installation<text:bookmark-end text:name="__RefNumPara__4083_1271708128"/></text:p>
        </text:list-item>
      </text:list>
      <text:p text:style-name="P5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4"><text:span text:style-name="Strong_20_Emphasis"><text:span text:style-name="T74"><draw:control text:anchor-type="as-char" draw:z-index="2" draw:name="Vorm3" draw:style-name="gr1" draw:text-style-name="P11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74"><draw:control text:anchor-type="as-char" draw:z-index="9" draw:name="Vorm 5" draw:style-name="gr1" draw:text-style-name="P112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68"><text:span text:style-name="Strong_20_Emphasis"><text:span text:style-name="T42">Log in as </text:span></text:span><text:span text:style-name="Definition"><text:span text:style-name="T10">name</text:span></text:span><text:span text:style-name="Definition"><text:span text:style-name="T17"><text:note text:id="ftn2" text:note-class="footnote"><text:note-citation>2</text:note-citation><text:note-body><text:p text:style-name="P52"><text:span text:style-name="User_20_Entry"><text:span text:style-name="T117">Login any additional </text:span></text:span><text:span text:style-name="Definition"><text:span text:style-name="T240">USER</text:span></text:span><text:span text:style-name="User_20_Entry"><text:span text:style-name="T118">s</text:span></text:span><text:span text:style-name="User_20_Entry"><text:span text:style-name="T122"> </text:span></text:span><text:span text:style-name="User_20_Entry"><text:span text:style-name="T117">and follow the same steps.</text:span></text:span></text:p></text:note-body></text:note>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85"><text:span text:style-name="Strong_20_Emphasis"><text:span text:style-name="T46"><text:s/></text:span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46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3"><text:span text:style-name="Strong_20_Emphasis"><text:span text:style-name="T74"><draw:control text:anchor-type="as-char" draw:z-index="20" draw:name="Vorm 3" draw:style-name="gr1" draw:text-style-name="P112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3" office:value-type="string">
            <text:p text:style-name="P98"><text:span text:style-name="Strong_20_Emphasis"><text:span text:style-name="T70">P</text:span></text:span><text:span text:style-name="Strong_20_Emphasis"><text:span text:style-name="T48">ress the </text:span></text:span><text:span text:style-name="Strong_20_Emphasis"><text:span text:style-name="T149">Super</text:span></text:span><text:span text:style-name="Strong_20_Emphasis"><text:span text:style-name="T44"> </text:span></text:span><text:span text:style-name="Strong_20_Emphasis"><text:span text:style-name="T61">key</text:span></text:span><text:span text:style-name="Strong_20_Emphasis"><text:span text:style-name="T24"><text:note text:id="ftn3" text:note-class="footnote"><text:note-citation>3</text:note-citation><text:note-body><text:p text:style-name="P2">The <text:span text:style-name="T267">Super</text:span> key is the Windows key, Command key (Apple), or Magnifier key<text:span text:style-name="T180"> </text:span><text:span text:style-name="T181">(Chromebook)</text:span><text:span text:style-name="T180">.</text:span></text:p></text:note-body></text:note></text:span></text:span><text:span text:style-name="Strong_20_Emphasis"><text:span text:style-name="T62">, </text:span></text:span><text:span text:style-name="Strong_20_Emphasis"><text:span text:style-name="T70">t</text:span></text:span><text:span text:style-name="Strong_20_Emphasis"><text:span text:style-name="T52">ype</text:span></text:span><text:span text:style-name="Strong_20_Emphasis"><text:span text:style-name="T53"> </text:span></text:span><text:span text:style-name="Strong_20_Emphasis"><text:span text:style-name="T87">ter</text:span></text:span><text:span text:style-name="Strong_20_Emphasis"><text:span text:style-name="T88">m</text:span></text:span><text:span text:style-name="Strong_20_Emphasis"><text:span text:style-name="T54"> </text:span></text:span><text:span text:style-name="Strong_20_Emphasis"><text:span text:style-name="T67">a</text:span></text:span><text:span text:style-name="Strong_20_Emphasis"><text:span text:style-name="T62">nd click the </text:span></text:span><text:span text:style-name="Strong_20_Emphasis"><text:span text:style-name="T89">Terminal</text:span></text:span><text:span text:style-name="Strong_20_Emphasis"><text:span text:style-name="T62"> icon</text:span></text:span><text:span text:style-name="Strong_20_Emphasis"><text:span text:style-name="T54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86"><text:span text:style-name="Strong_20_Emphasis"><text:span text:style-name="T46"/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46"/></text:span></text:p>
          </table:table-cell>
          <table:table-cell table:style-name="_31_._5f_Installatie_5f_voorbereiden.D4" office:value-type="string">
            <text:p text:style-name="P69"><text:span text:style-name="Strong_20_Emphasis"><text:span text:style-name="T49">Type these t</text:span></text:span><text:span text:style-name="Strong_20_Emphasis"><text:span text:style-name="T63">hree</text:span></text:span><text:span text:style-name="Strong_20_Emphasis"><text:span text:style-name="T49"> commands, each followed by the</text:span></text:span><text:span text:style-name="Strong_20_Emphasis"><text:span text:style-name="T54"> </text:span></text:span><text:span text:style-name="Strong_20_Emphasis"><text:span text:style-name="T150">Enter</text:span></text:span><text:span text:style-name="Strong_20_Emphasis"><text:span text:style-name="T49"> key: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5" office:value-type="string">
            <text:p text:style-name="P82"><text:span text:style-name="User_20_Entry"><text:span text:style-name="T125">sudo</text:span></text:span><text:span text:style-name="User_20_Entry"><text:span text:style-name="T126"> </text:span></text:span><text:span text:style-name="User_20_Entry"><text:span text:style-name="T125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6" office:value-type="string">
            <text:p text:style-name="P101"><text:span text:style-name="User_20_Entry"><text:span text:style-name="T126">wget karelzimmer.nl/</text:span></text:span><text:span text:style-name="User_20_Entry"><text:span text:style-name="T127">getkz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7" office:value-type="string">
            <text:p text:style-name="P101"><text:span text:style-name="User_20_Entry"><text:span text:style-name="T126">bash </text:span></text:span><text:span text:style-name="User_20_Entry"><text:span text:style-name="T128">getkz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8" office:value-type="string">
            <text:p text:style-name="P70"><text:span text:style-name="Strong_20_Emphasis"><text:span text:style-name="T5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9" office:value-type="string">
            <text:p text:style-name="P24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3"><text:span text:style-name="Strong_20_Emphasis"><text:span text:style-name="T74"><draw:control text:anchor-type="as-char" draw:z-index="21" draw:name="Vorm 4" draw:style-name="gr1" draw:text-style-name="P112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93"><text:span text:style-name="Strong_20_Emphasis"><text:span text:style-name="T74"><draw:control text:anchor-type="as-char" draw:z-index="22" draw:name="Vorm 6" draw:style-name="gr1" draw:text-style-name="P112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98"><text:span text:style-name="Strong_20_Emphasis"><text:span text:style-name="T70">P</text:span></text:span><text:span text:style-name="Strong_20_Emphasis"><text:span text:style-name="T50">ress the</text:span></text:span><text:span text:style-name="Strong_20_Emphasis"><text:span text:style-name="T51"> </text:span></text:span><text:span text:style-name="Strong_20_Emphasis"><text:span text:style-name="T149">Super</text:span></text:span><text:span text:style-name="Strong_20_Emphasis"><text:span text:style-name="T50"> key</text:span></text:span><text:span text:style-name="Strong_20_Emphasis"><text:span text:style-name="T25"><text:note-ref text:note-class="footnote" text:reference-format="text" text:ref-name="ftn3">3</text:note-ref></text:span></text:span><text:span text:style-name="Strong_20_Emphasis"><text:span text:style-name="T144">, </text:span></text:span><text:span text:style-name="Strong_20_Emphasis"><text:span text:style-name="T147">t</text:span></text:span><text:span text:style-name="Strong_20_Emphasis"><text:span text:style-name="T50">ype </text:span></text:span><text:span text:style-name="Strong_20_Emphasis"><text:span text:style-name="T90">menu</text:span></text:span><text:span text:style-name="Strong_20_Emphasis"><text:span text:style-name="T50"> and click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50"> icon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4"><text:span text:style-name="Strong_20_Emphasis"><text:span text:style-name="T46"/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46"/></text:span></text:p>
          </table:table-cell>
          <table:table-cell table:style-name="_31_._5f_Installatie_5f_voorbereiden.D11" office:value-type="string">
            <text:p text:style-name="P77"><text:span text:style-name="Strong_20_Emphasis"><text:span text:style-name="T56">Select </text:span></text:span><text:span text:style-name="Strong_20_Emphasis"><text:span text:style-name="T91">1</text:span></text:span><text:span text:style-name="Strong_20_Emphasis"><text:span text:style-name="T56"> Prepar</text:span></text:span><text:span text:style-name="Strong_20_Emphasis"><text:span text:style-name="T72">e </text:span></text:span><text:span text:style-name="Strong_20_Emphasis"><text:span text:style-name="T56">installation</text:span></text:span><text:span text:style-name="Strong_20_Emphasis"><text:span text:style-name="T66">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12" office:value-type="string">
            <text:p text:style-name="P72"><text:span text:style-name="Strong_20_Emphasis"><text:span text:style-name="T55">Follow the instructions on the screen.</text:span></text:span></text:p>
          </table:table-cell>
        </table:table-row>
      </table:table>
      <text:p text:style-name="P57"><text:span text:style-name="Strong_20_Emphasis"><text:span text:style-name="T2"/></text:span></text:p>
      <text:list text:continue-numbering="true" text:style-name="L1">
        <text:list-item>
          <text:p text:style-name="P108"><text:bookmark-start text:name="__RefNumPara__4009_12717081281"/><text:span text:style-name="Strong_20_Emphasis"><text:span text:style-name="T176">Perform installation</text:span></text:span><text:bookmark-end text:name="__RefNumPara__4009_12717081281"/></text:p>
        </text:list-item>
      </text:list>
      <text:p text:style-name="P81"><text:span text:style-name="Strong_20_Emphasis"><text:span text:style-name="T176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4"><text:span text:style-name="Strong_20_Emphasis"><text:span text:style-name="T74"><draw:control text:anchor-type="as-char" draw:z-index="3" draw:name="Vorm9" draw:style-name="gr1" draw:text-style-name="P112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102"><text:span text:style-name="T177">Boot the computer from</text:span><text:span text:style-name="T179"><text:note text:id="ftn4" text:note-class="footnote"><text:note-citation>1</text:note-citation><text:note-body><text:p text:style-name="P15"><text:span text:style-name="T123">Boot menu/Setup via one of the </text:span><text:span text:style-name="T124">f</text:span><text:span text:style-name="T123">requently used keys:</text:span> <text:span text:style-name="T268">Esc</text:span>, <text:span text:style-name="T268">Delete</text:span>, <text:span text:style-name="T268">F1</text:span>, <text:span text:style-name="T268">F2</text:span>, <text:span text:style-name="T268">F9</text:span>, <text:span text:style-name="T268">F10</text:span>, <text:span text:style-name="T268">F11</text:span>, <text:span text:style-name="T291">or </text:span><text:span text:style-name="T268">F12</text:span>.</text:p></text:note-body></text:note></text:span><text:span text:style-name="T177"> an </text:span><text:span text:style-name="T153"><text:user-field-get text:name="Distro">Debian</text:user-field-get></text:span><text:span text:style-name="T154"><text:s/></text:span><text:span text:style-name="T154"><text:user-field-get text:name="Version">12</text:user-field-get></text:span><text:span text:style-name="T154"><text:s/></text:span><text:span text:style-name="T159">Desktop</text:span><text:span text:style-name="Strong_20_Emphasis"><text:span text:style-name="T157"> </text:span></text:span><text:span text:style-name="T178">Live</text:span><text:span text:style-name="T109"><text:note text:id="ftn5" text:note-class="footnote"><text:note-citation>2</text:note-citation><text:note-body><text:p text:style-name="P22"><text:span text:style-name="T238">From a Live USB stick you can boot and work with </text:span><text:span text:style-name="Strong_20_Emphasis"><text:span text:style-name="T182"><text:user-field-get text:name="Distro">Debian</text:user-field-get></text:span></text:span><text:span text:style-name="Strong_20_Emphasis"><text:span text:style-name="T182"><text:s/></text:span></text:span><text:span text:style-name="T238">without modifying any files on the hard drive and also allows installation of </text:span><text:span text:style-name="Strong_20_Emphasis"><text:span text:style-name="T182"><text:user-field-get text:name="Distro">Debian</text:user-field-get></text:span></text:span><text:span text:style-name="Strong_20_Emphasis"><text:span text:style-name="T182">.</text:span></text:span></text:p></text:note-body></text:note></text:span><text:span text:style-name="T108"> USB stick</text:span><text:span text:style-name="T110"><text:note text:id="ftn6" text:note-class="footnote"><text:note-citation>3</text:note-citation><text:note-body><text:p text:style-name="P95"><text:span text:style-name="Strong_20_Emphasis"><text:span text:style-name="T114">Create a bootable USB stick:<text:line-break/>Download a CD image file (.iso) from</text:span></text:span><text:span text:style-name="Strong_20_Emphasis"><text:span text:style-name="T113"> </text:span></text:span><text:a xlink:type="simple" xlink:href="https://www.debian.org/" text:style-name="Internet_20_link" text:visited-style-name="Visited_20_Internet_20_Link"><text:span text:style-name="Strong_20_Emphasis"><text:span text:style-name="T241">debian.org</text:span></text:span></text:a><text:span text:style-name="Strong_20_Emphasis"><text:span text:style-name="T113">, </text:span></text:span><text:span text:style-name="Strong_20_Emphasis"><text:span text:style-name="T115">click </text:span></text:span><text:span text:style-name="Strong_20_Emphasis"><text:span text:style-name="T119">Other downloads</text:span></text:span><text:span text:style-name="Strong_20_Emphasis"><text:span text:style-name="T115"> (under Downloads) and then click </text:span></text:span><text:span text:style-name="Strong_20_Emphasis"><text:span text:style-name="T119">Live Gnome</text:span></text:span><text:span text:style-name="Strong_20_Emphasis"><text:span text:style-name="T115"> (under Try </text:span></text:span><text:span text:style-name="Strong_20_Emphasis"><text:span text:style-name="T115"><text:user-field-get text:name="Distro">Debian</text:user-field-get></text:span></text:span><text:span text:style-name="Strong_20_Emphasis"><text:span text:style-name="T115"><text:s/>live before installing).</text:span></text:span><text:span text:style-name="Strong_20_Emphasis"><text:span text:style-name="T114"><text:line-break/></text:span></text:span><text:span text:style-name="Strong_20_Emphasis"><text:span text:style-name="T116">The next steps are described in </text:span></text:span><text:span text:style-name="Strong_20_Emphasis"><text:span text:style-name="T120">Linux informati</text:span></text:span><text:span text:style-name="Strong_20_Emphasis"><text:span text:style-name="T121">on</text:span></text:span><text:span text:style-name="Strong_20_Emphasis"><text:span text:style-name="T116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42">karelzimmer.nl/en</text:span></text:span></text:a><text:span text:style-name="Strong_20_Emphasis"><text:span text:style-name="T116">, under </text:span></text:span><text:span text:style-name="Strong_20_Emphasis"><text:span text:style-name="T120">Linux</text:span></text:span><text:span text:style-name="Strong_20_Emphasis"><text:span text:style-name="T116">.</text:span></text:span></text:p></text:note-body></text:note></text:span><text:span text:style-name="T111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2" office:value-type="string">
            <text:p text:style-name="P29"><text:span text:style-name="Strong_20_Emphasis"><text:span text:style-name="T27">Select </text:span></text:span><text:span text:style-name="Strong_20_Emphasis"><text:span text:style-name="T32">Live </text:span></text:span><text:span text:style-name="Strong_20_Emphasis"><text:span text:style-name="T33">system (amd64)</text:span></text:span><text:span text:style-name="Strong_20_Emphasis"><text:span text:style-name="T26"> </text:span></text:span><text:span text:style-name="Strong_20_Emphasis"><text:span text:style-name="T28">and press </text:span></text:span><text:span text:style-name="Strong_20_Emphasis"><text:span text:style-name="T30">the</text:span></text:span><text:span text:style-name="Strong_20_Emphasis"><text:span text:style-name="T31"> </text:span></text:span><text:span text:style-name="Strong_20_Emphasis"><text:span text:style-name="T151">Enter</text:span></text:span><text:span text:style-name="Strong_20_Emphasis"><text:span text:style-name="T30"> key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3" office:value-type="string">
            <text:p text:style-name="P3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90"><text:span text:style-name="Strong_20_Emphasis"><text:span text:style-name="T74"><draw:control text:anchor-type="as-char" draw:z-index="10" draw:name="Vorm4_ 1" draw:style-name="gr1" draw:text-style-name="P112" svg:width="0.35cm" svg:height="0.35cm" draw:control="control9"/></text:span></text:span></text:p>
          </table:table-cell>
          <table:table-cell table:style-name="_32_._5f_Installatie_5f_uitvoeren.C4" office:value-type="string">
            <text:p text:style-name="P76"><text:span text:style-name="Strong_20_Emphasis"><text:span text:style-name="T136">Go through the welcome screens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7"><text:span text:style-name="Strong_20_Emphasis"><text:span text:style-name="T74"><draw:control text:anchor-type="as-char" draw:z-index="6" draw:name="Vorm13_1" draw:style-name="gr1" draw:text-style-name="P112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51"><text:span text:style-name="Strong_20_Emphasis"><text:span text:style-name="T34">Start the installation by clicking </text:span></text:span><text:span text:style-name="Strong_20_Emphasis"><text:span text:style-name="T94">Activities</text:span></text:span><text:span text:style-name="Strong_20_Emphasis"><text:span text:style-name="T34"> and clicking </text:span></text:span><text:span text:style-name="Strong_20_Emphasis"><text:span text:style-name="T94">Install Debian</text:span></text:span><text:span text:style-name="Strong_20_Emphasis"><text:span text:style-name="T34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7" office:value-type="string">
            <text:p text:style-name="P16">When prompted for a password, type '<text:span text:style-name="T266">live</text:span>'.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75"><text:span text:style-name="Strong_20_Emphasis"><text:span text:style-name="T140">Complete the installation screens.</text:span></text:span><text:span text:style-name="T140"/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4"><text:span text:style-name="Strong_20_Emphasis"><text:span text:style-name="T74"><draw:control text:anchor-type="as-char" draw:z-index="27" draw:name="Vorm13_ 2" draw:style-name="gr1" draw:text-style-name="P112" svg:width="0.35cm" svg:height="0.35cm" draw:control="control26"/></text:span></text:span></text:p>
          </table:table-cell>
          <table:table-cell table:style-name="_32_._5f_Installatie_5f_uitvoeren.C8" office:value-type="string">
            <text:p text:style-name="P103"><text:span text:style-name="Strong_20_Emphasis"><text:span text:style-name="T38">At</text:span></text:span><text:span text:style-name="Strong_20_Emphasis"><text:span text:style-name="T34"> </text:span></text:span><text:span text:style-name="Strong_20_Emphasis"><text:span text:style-name="T94">Welcome</text:span></text:span><text:span text:style-name="Strong_20_Emphasis"><text:span text:style-name="T34">: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8" office:value-type="string">
            <text:p text:style-name="P104"><text:span text:style-name="Strong_20_Emphasis"><text:span text:style-name="T39">Select </text:span></text:span><text:span text:style-name="Strong_20_Emphasis"><text:span text:style-name="T41">application and </text:span></text:span><text:span text:style-name="Strong_20_Emphasis"><text:span text:style-name="T39">system language, and c</text:span></text:span><text:span text:style-name="Strong_20_Emphasis"><text:span text:style-name="T40">lic</text:span></text:span><text:span text:style-name="Strong_20_Emphasis"><text:span text:style-name="T38">k</text:span></text:span><text:span text:style-name="Strong_20_Emphasis"><text:span text:style-name="T40"> </text:span></text:span><text:span text:style-name="Strong_20_Emphasis"><text:span text:style-name="T95">Next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2"><text:span text:style-name="Strong_20_Emphasis"><text:span text:style-name="T74"><draw:control text:anchor-type="as-char" draw:z-index="13" draw:name="Vorm13_ 1" draw:style-name="gr1" draw:text-style-name="P112" svg:width="0.35cm" svg:height="0.35cm" draw:control="control12"/></text:span></text:span></text:p>
          </table:table-cell>
          <table:table-cell table:style-name="_32_._5f_Installatie_5f_uitvoeren.C8" office:value-type="string">
            <text:p text:style-name="P17">At <text:span text:style-name="T270">Location</text:span>: 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1"><text:span text:style-name="Strong_20_Emphasis"><text:span text:style-name="T74"/></text:span></text:p>
          </table:table-cell>
          <table:table-cell table:style-name="_32_._5f_Installatie_5f_uitvoeren.C8" office:value-type="string">
            <text:p text:style-name="P32"><text:span text:style-name="T278">At</text:span> <text:span text:style-name="T270">Regio</text:span><text:span text:style-name="T272">n</text:span> <text:span text:style-name="T278">choose</text:span> <text:span text:style-name="T270">Europ</text:span><text:span text:style-name="T271">e</text:span> <text:span text:style-name="T293">and click </text:span><text:span text:style-name="T274">Next</text:span><text:span text:style-name="T293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1"><text:span text:style-name="Strong_20_Emphasis"><text:span text:style-name="T74"><draw:control text:anchor-type="as-char" draw:z-index="19" draw:name="Vorm13_ 4" draw:style-name="gr1" draw:text-style-name="P112" svg:width="0.35cm" svg:height="0.35cm" draw:control="control18"/></text:span></text:span></text:p>
          </table:table-cell>
          <table:table-cell table:style-name="_32_._5f_Installatie_5f_uitvoeren.C8" office:value-type="string">
            <text:p text:style-name="P32"><text:span text:style-name="T292">At</text:span> <text:span text:style-name="T273">Keyboard</text:span>: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4"/>
          </table:table-cell>
          <table:table-cell table:style-name="_32_._5f_Installatie_5f_uitvoeren.C8" office:value-type="string">
            <text:p text:style-name="P42"><text:span text:style-name="T264">Choose</text:span><text:span text:style-name="T257"> </text:span><text:span text:style-name="T262">English (US)</text:span><text:span text:style-name="T257"> </text:span><text:span text:style-name="T264">a</text:span><text:span text:style-name="T265">n</text:span><text:span text:style-name="T264">d</text:span><text:span text:style-name="T265"> </text:span><text:span text:style-name="Strong_20_Emphasis"><text:span text:style-name="T265">English (US, intl., with dead keys)</text:span></text:span><text:span text:style-name="T265">, </text:span><text:span text:style-name="T261">and click </text:span><text:span text:style-name="T263">Next</text:span><text:span text:style-name="T261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2"><text:span text:style-name="Strong_20_Emphasis"><text:span text:style-name="T74"><draw:control text:anchor-type="as-char" draw:z-index="28" draw:name="Vorm13_ 3" draw:style-name="gr1" draw:text-style-name="P112" svg:width="0.35cm" svg:height="0.35cm" draw:control="control27"/></text:span></text:span></text:p>
          </table:table-cell>
          <table:table-cell table:style-name="_32_._5f_Installatie_5f_uitvoeren.C8" office:value-type="string">
            <text:p text:style-name="P17">At <text:span text:style-name="T275">Par</text:span><text:span text:style-name="T270">ti</text:span><text:span text:style-name="T275">ti</text:span><text:span text:style-name="T270">on</text:span><text:span text:style-name="T275">s</text:span>: 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1"><text:span text:style-name="Strong_20_Emphasis"><text:span text:style-name="T74"/></text:span></text:p>
          </table:table-cell>
          <table:table-cell table:style-name="_32_._5f_Installatie_5f_uitvoeren.C8" office:value-type="string">
            <text:p text:style-name="P32"><text:span text:style-name="T278">Select the appropriate options and click </text:span><text:span text:style-name="T274">Next</text:span><text:span text:style-name="T293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4"><text:span text:style-name="Strong_20_Emphasis"><text:span text:style-name="T74"><draw:control text:anchor-type="as-char" draw:z-index="4" draw:name="Vorm13" draw:style-name="gr1" draw:text-style-name="P112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78"><text:span text:style-name="Strong_20_Emphasis"><text:span text:style-name="T76">At </text:span></text:span><text:span text:style-name="Strong_20_Emphasis"><text:span text:style-name="T97">Users</text:span></text:span><text:span text:style-name="Strong_20_Emphasis"><text:span text:style-name="T80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05"><text:span text:style-name="Strong_20_Emphasis"><text:span text:style-name="T84">E</text:span></text:span><text:span text:style-name="Strong_20_Emphasis"><text:span text:style-name="T75">nter </text:span></text:span><text:span text:style-name="Strong_20_Emphasis"><text:span text:style-name="T97">What is your name</text:span></text:span><text:span text:style-name="Strong_20_Emphasis"><text:span text:style-name="T96"> </text:span></text:span><text:span text:style-name="Definition"><text:span text:style-name="T12">USER</text:span></text:span><text:span text:style-name="Strong_20_Emphasis"><text:span text:style-name="T81">, <text:line-break/></text:span></text:span><text:span text:style-name="Strong_20_Emphasis"><text:span text:style-name="T105">What name do you want to use to log in</text:span></text:span><text:span text:style-name="Strong_20_Emphasis"><text:span text:style-name="T82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82">,<text:line-break/></text:span></text:span><text:span text:style-name="Strong_20_Emphasis"><text:span text:style-name="T106">What is the na</text:span></text:span><text:span text:style-name="Strong_20_Emphasis"><text:span text:style-name="T105">me of </text:span></text:span><text:span text:style-name="Strong_20_Emphasis"><text:span text:style-name="T107">this</text:span></text:span><text:span text:style-name="Strong_20_Emphasis"><text:span text:style-name="T105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82">,<text:line-break/></text:span></text:span><text:span text:style-name="Strong_20_Emphasis"><text:span text:style-name="T83">enter a </text:span></text:span><text:span text:style-name="Strong_20_Emphasis"><text:span text:style-name="T101">password</text:span></text:span><text:span text:style-name="Strong_20_Emphasis"><text:span text:style-name="T83"> twice </text:span></text:span><text:span text:style-name="Strong_20_Emphasis"><text:span text:style-name="T85">and click </text:span></text:span><text:span text:style-name="Strong_20_Emphasis"><text:span text:style-name="T102">Next</text:span></text:span><text:span text:style-name="Strong_20_Emphasis"><text:span text:style-name="T85">.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4"><text:span text:style-name="Strong_20_Emphasis"><text:span text:style-name="T74"><draw:control text:anchor-type="as-char" draw:z-index="29" draw:name="Vorm 1" draw:style-name="gr1" draw:text-style-name="P112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106"><text:span text:style-name="Strong_20_Emphasis"><text:span text:style-name="T77">At</text:span></text:span><text:span text:style-name="Strong_20_Emphasis"><text:span text:style-name="T78"> </text:span></text:span><text:span text:style-name="Strong_20_Emphasis"><text:span text:style-name="T98">S</text:span></text:span><text:span text:style-name="Strong_20_Emphasis"><text:span text:style-name="T99">ummary</text:span></text:span><text:span text:style-name="Strong_20_Emphasis"><text:span text:style-name="T78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9">Review the choices you made and click <text:span text:style-name="T270">Install</text:span>.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4"><text:span text:style-name="Strong_20_Emphasis"><text:span text:style-name="T74"><draw:control text:anchor-type="as-char" draw:z-index="30" draw:name="Vorm 11" draw:style-name="gr1" draw:text-style-name="P112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106"><text:span text:style-name="Strong_20_Emphasis"><text:span text:style-name="T77">At</text:span></text:span><text:span text:style-name="Strong_20_Emphasis"><text:span text:style-name="T78"> </text:span></text:span><text:span text:style-name="Strong_20_Emphasis"><text:span text:style-name="T100">Install</text:span></text:span><text:span text:style-name="Strong_20_Emphasis"><text:span text:style-name="T78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9">Wait for next screen.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4"><text:span text:style-name="Strong_20_Emphasis"><text:span text:style-name="T74"><draw:control text:anchor-type="as-char" draw:z-index="31" draw:name="Vorm 2" draw:style-name="gr1" draw:text-style-name="P112" svg:width="0.35cm" svg:height="0.35cm" draw:control="control30"/></text:span></text:span></text:p>
          </table:table-cell>
          <table:table-cell table:style-name="_32_._5f_Installatie_5f_uitvoeren.C32" office:value-type="string">
            <text:p text:style-name="P106"><text:span text:style-name="Strong_20_Emphasis"><text:span text:style-name="T77">At</text:span></text:span><text:span text:style-name="Strong_20_Emphasis"><text:span text:style-name="T78"> </text:span></text:span><text:span text:style-name="Strong_20_Emphasis"><text:span text:style-name="T99">Finish</text:span></text:span><text:span text:style-name="Strong_20_Emphasis"><text:span text:style-name="T78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33" office:value-type="string">
            <text:p text:style-name="P19">Make sure <text:span text:style-name="T270">Restart </text:span><text:span text:style-name="T276">n</text:span><text:span text:style-name="T270">ow</text:span> is checked and click <text:span text:style-name="T277">Done</text:span>.</text:p>
          </table:table-cell>
        </table:table-row>
      </table:table>
      <text:p text:style-name="P48"><text:span text:style-name="Strong_20_Emphasis"><text:span text:style-name="T79"/></text:span></text:p>
      <text:list text:continue-numbering="true" text:style-name="L1">
        <text:list-item>
          <text:p text:style-name="P111"><text:bookmark-start text:name="__RefNumPara__12966_2272496019"/><text:span text:style-name="Strong_20_Emphasis"><text:span text:style-name="T104">Finish installation</text:span></text:span><text:bookmark-end text:name="__RefNumPara__12966_2272496019"/></text:p>
        </text:list-item>
      </text:list>
      <text:p text:style-name="P49"><text:span text:style-name="Strong_20_Emphasis"><text:span text:style-name="T3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8"><text:span text:style-name="Strong_20_Emphasis"><text:span text:style-name="T74"><draw:control text:anchor-type="as-char" draw:z-index="5" draw:name="Vorm22" draw:style-name="gr1" draw:text-style-name="P112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9"><text:span text:style-name="Strong_20_Emphasis"><text:span text:style-name="T35">Log in as </text:span></text:span><text:span text:style-name="Definition"><text:span text:style-name="T11">USER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25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1"><text:span text:style-name="Strong_20_Emphasis"><text:span text:style-name="T29"><draw:control text:anchor-type="as-char" draw:z-index="11" draw:name="Vorm4_ 2" draw:style-name="gr1" draw:text-style-name="P112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6"><text:span text:style-name="Strong_20_Emphasis"><text:span text:style-name="T143">Go through the welcome screens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25"/>
          </table:table-cell>
        </table:table-row>
        <table:table-row>
          <table:table-cell table:style-name="_33_._5f_Installatie_5f_afronden.A1" office:value-type="string">
            <text:p text:style-name="P5"/>
          </table:table-cell>
          <table:table-cell table:style-name="_33_._5f_Installatie_5f_afronden.A1" office:value-type="string">
            <text:p text:style-name="P93"><text:span text:style-name="Strong_20_Emphasis"><text:span text:style-name="T74"><draw:control text:anchor-type="as-char" draw:z-index="23" draw:name="Vorm4" draw:style-name="gr1" draw:text-style-name="P112" svg:width="0.35cm" svg:height="0.35cm" draw:control="control22"/></text:span></text:span></text:p>
          </table:table-cell>
          <table:table-cell table:style-name="_33_._5f_Installatie_5f_afronden.C5" office:value-type="string">
            <text:p text:style-name="P99"><text:span text:style-name="Strong_20_Emphasis"><text:span text:style-name="T71">P</text:span></text:span><text:span text:style-name="Strong_20_Emphasis"><text:span text:style-name="T50">ress the</text:span></text:span><text:span text:style-name="Strong_20_Emphasis"><text:span text:style-name="T51"> </text:span></text:span><text:span text:style-name="Strong_20_Emphasis"><text:span text:style-name="T149">Super</text:span></text:span><text:span text:style-name="Strong_20_Emphasis"><text:span text:style-name="T50"> key</text:span></text:span><text:span text:style-name="Strong_20_Emphasis"><text:span text:style-name="T44"><text:note text:id="ftn7" text:note-class="footnote"><text:note-citation>1</text:note-citation><text:note-body><text:p text:style-name="P44"><text:span text:style-name="T193">The </text:span><text:span text:style-name="T192">Super</text:span><text:span text:style-name="T193"> key is the Windows key, Command key (Apple), or Magnifier key </text:span><text:span text:style-name="T194">(Chromebook)</text:span><text:span text:style-name="T193">.</text:span></text:p></text:note-body></text:note></text:span></text:span><text:span text:style-name="Strong_20_Emphasis"><text:span text:style-name="T144">, </text:span></text:span><text:span text:style-name="Strong_20_Emphasis"><text:span text:style-name="T148">t</text:span></text:span><text:span text:style-name="Strong_20_Emphasis"><text:span text:style-name="T52">ype</text:span></text:span><text:span text:style-name="Strong_20_Emphasis"><text:span text:style-name="T53"> </text:span></text:span><text:span text:style-name="Strong_20_Emphasis"><text:span text:style-name="T87">ter</text:span></text:span><text:span text:style-name="Strong_20_Emphasis"><text:span text:style-name="T88">m</text:span></text:span><text:span text:style-name="Strong_20_Emphasis"><text:span text:style-name="T54"> </text:span></text:span><text:span text:style-name="Strong_20_Emphasis"><text:span text:style-name="T62">and click the </text:span></text:span><text:span text:style-name="Strong_20_Emphasis"><text:span text:style-name="T89">Terminal</text:span></text:span><text:span text:style-name="Strong_20_Emphasis"><text:span text:style-name="T62"> icon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86"><text:span text:style-name="Strong_20_Emphasis"><text:span text:style-name="T46"/></text:span></text:p>
          </table:table-cell>
          <table:table-cell table:style-name="_33_._5f_Installatie_5f_afronden.C6" office:value-type="string">
            <text:p text:style-name="P82"><text:span text:style-name="T14">Type these t</text:span><text:span text:style-name="T15">hree</text:span><text:span text:style-name="T14"> commands, each followed by the</text:span><text:span text:style-name="Strong_20_Emphasis"><text:span text:style-name="T54"> </text:span></text:span><text:span text:style-name="Strong_20_Emphasis"><text:span text:style-name="T150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7" office:value-type="string">
            <text:p text:style-name="P83"><text:span text:style-name="User_20_Entry"><text:span text:style-name="T125">sudo</text:span></text:span><text:span text:style-name="User_20_Entry"><text:span text:style-name="T126"> </text:span></text:span><text:span text:style-name="User_20_Entry"><text:span text:style-name="T125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8" office:value-type="string">
            <text:p text:style-name="P100"><text:span text:style-name="User_20_Entry"><text:span text:style-name="T126">wget karelzimmer.nl/</text:span></text:span><text:span text:style-name="User_20_Entry"><text:span text:style-name="T127">getkz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9" office:value-type="string">
            <text:p text:style-name="P100"><text:span text:style-name="User_20_Entry"><text:span text:style-name="T126">bash </text:span></text:span><text:span text:style-name="User_20_Entry"><text:span text:style-name="T129">getkz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10" office:value-type="string">
            <text:p text:style-name="P71"><text:span text:style-name="Strong_20_Emphasis"><text:span text:style-name="T5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11" office:value-type="string">
            <text:p text:style-name="P26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93"><text:span text:style-name="Strong_20_Emphasis"><text:span text:style-name="T74"><draw:control text:anchor-type="as-char" draw:z-index="24" draw:name="Vorm 7" draw:style-name="gr1" draw:text-style-name="P112" svg:width="0.35cm" svg:height="0.35cm" draw:control="control23"/></text:span></text:span></text:p>
          </table:table-cell>
          <table:table-cell table:style-name="_33_._5f_Installatie_5f_afronden.C12" office:value-type="string">
            <text:p text:style-name="P97"><text:span text:style-name="Strong_20_Emphasis"><text:span text:style-name="T68">P</text:span></text:span><text:span text:style-name="Strong_20_Emphasis"><text:span text:style-name="T50">ress the</text:span></text:span><text:span text:style-name="Strong_20_Emphasis"><text:span text:style-name="T51"> </text:span></text:span><text:span text:style-name="Strong_20_Emphasis"><text:span text:style-name="T149">Super</text:span></text:span><text:span text:style-name="Strong_20_Emphasis"><text:span text:style-name="T50"> key</text:span></text:span><text:span text:style-name="Strong_20_Emphasis"><text:span text:style-name="T25"><text:note-ref text:note-class="footnote" text:reference-format="text" text:ref-name="ftn7">1</text:note-ref></text:span></text:span><text:span text:style-name="Strong_20_Emphasis"><text:span text:style-name="T144">, </text:span></text:span><text:span text:style-name="Strong_20_Emphasis"><text:span text:style-name="T145">t</text:span></text:span><text:span text:style-name="Strong_20_Emphasis"><text:span text:style-name="T58">ype </text:span></text:span><text:span text:style-name="Strong_20_Emphasis"><text:span text:style-name="T92">menu</text:span></text:span><text:span text:style-name="Strong_20_Emphasis"><text:span text:style-name="T58"> and click the </text:span></text:span><text:span text:style-name="Strong_20_Emphasis"><text:span text:style-name="T132">Install</text:span></text:span><text:span text:style-name="Strong_20_Emphasis"><text:span text:style-name="T133">ation</text:span></text:span><text:span text:style-name="Strong_20_Emphasis"><text:span text:style-name="T132"> menu</text:span></text:span><text:span text:style-name="Strong_20_Emphasis"><text:span text:style-name="T58"> icon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8"><text:span text:style-name="Strong_20_Emphasis"><text:span text:style-name="T46"/></text:span></text:p>
          </table:table-cell>
          <table:table-cell table:style-name="_33_._5f_Installatie_5f_afronden.C13" office:value-type="string">
            <text:p text:style-name="P80"><text:span text:style-name="Strong_20_Emphasis"><text:span text:style-name="T57">Se</text:span></text:span><text:span text:style-name="Strong_20_Emphasis"><text:span text:style-name="T64">lect</text:span></text:span><text:span text:style-name="Strong_20_Emphasis"><text:span text:style-name="T57"> </text:span></text:span><text:span text:style-name="Strong_20_Emphasis"><text:span text:style-name="T103">3</text:span></text:span><text:span text:style-name="Strong_20_Emphasis"><text:span text:style-name="T137"> </text:span></text:span><text:span text:style-name="Strong_20_Emphasis"><text:span text:style-name="T138">Finish installatio</text:span></text:span><text:span text:style-name="Strong_20_Emphasis"><text:span text:style-name="T139">n</text:span></text:span><text:span text:style-name="Strong_20_Emphasis"><text:span text:style-name="T66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4" office:value-type="string">
            <text:p text:style-name="P73"><text:span text:style-name="Strong_20_Emphasis"><text:span text:style-name="T55">Follow the instructions on the screen.</text:span></text:span></text:p>
          </table:table-cell>
        </table:table-row>
      </table:table>
      <text:p text:style-name="P49"><text:span text:style-name="Strong_20_Emphasis"><text:span text:style-name="T35"><text:tab/></text:span></text:span></text:p>
      <text:p text:style-name="P50"><text:span text:style-name="Strong_20_Emphasis"><text:span text:style-name="T55"/></text:span></text:p>
      <text:list text:continue-numbering="true" text:style-name="L1">
        <text:list-item>
          <text:p text:style-name="P110"><text:span text:style-name="Strong_20_Emphasis"><text:span text:style-name="T16">P</text:span></text:span><text:span text:style-name="Strong_20_Emphasis"><text:span text:style-name="T243">rovision user</text:span></text:span></text:p>
        </text:list-item>
      </text:list>
      <text:p text:style-name="P5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89"><text:span text:style-name="Strong_20_Emphasis"><text:span text:style-name="T74"><draw:control text:anchor-type="as-char" draw:z-index="7" draw:name="Vorm36_0" draw:style-name="gr1" draw:text-style-name="P112" svg:width="0.35cm" svg:height="0.35cm" draw:control="control6"/></text:span></text:span></text:p>
          </table:table-cell>
          <table:table-cell table:style-name="Tabel2.A1" office:value-type="string">
            <text:p text:style-name="P89"><text:span text:style-name="Strong_20_Emphasis"><text:span text:style-name="T74"><draw:control text:anchor-type="as-char" draw:z-index="8" draw:name="Vorm36_ 1" draw:style-name="gr1" draw:text-style-name="P112" svg:width="0.35cm" svg:height="0.35cm" draw:control="control7"/></text:span></text:span></text:p>
          </table:table-cell>
          <table:table-cell table:style-name="Tabel2.D1" office:value-type="string">
            <text:p text:style-name="P45"><text:span text:style-name="Strong_20_Emphasis"><text:span text:style-name="T37">Log in as</text:span></text:span><text:span text:style-name="Strong_20_Emphasis"><text:span text:style-name="T35"> </text:span></text:span><text:span text:style-name="Definition"><text:span text:style-name="T11">USER</text:span></text:span><text:span text:style-name="Strong_20_Emphasis"><text:span text:style-name="T47"><text:note text:id="ftn8" text:note-class="footnote"><text:note-citation>1</text:note-citation><text:note-body><text:p text:style-name="P53"><text:span text:style-name="User_20_Entry"><text:span text:style-name="T141">Login any additional </text:span></text:span><text:span text:style-name="Definition"><text:span text:style-name="T239">USER</text:span></text:span><text:span text:style-name="User_20_Entry"><text:span text:style-name="T142">s </text:span></text:span><text:span text:style-name="User_20_Entry"><text:span text:style-name="T141">and follow the same steps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41"><text:span text:style-name="Strong_20_Emphasis"><text:span text:style-name="T29"><draw:control text:anchor-type="as-char" draw:z-index="12" draw:name="Vorm4_ 3" draw:style-name="gr1" draw:text-style-name="P112" svg:width="0.35cm" svg:height="0.35cm" draw:control="control11"/></text:span></text:span></text:p>
          </table:table-cell>
          <table:table-cell table:style-name="Tabel2.D2" office:value-type="string">
            <text:p text:style-name="P76"><text:span text:style-name="Strong_20_Emphasis"><text:span text:style-name="T143">Go through the welcome screens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93"><text:span text:style-name="Strong_20_Emphasis"><text:span text:style-name="T74"><draw:control text:anchor-type="as-char" draw:z-index="25" draw:name="Vorm 8" draw:style-name="gr1" draw:text-style-name="P112" svg:width="0.35cm" svg:height="0.35cm" draw:control="control24"/></text:span></text:span></text:p>
          </table:table-cell>
          <table:table-cell table:style-name="Tabel2.A1" office:value-type="string">
            <text:p text:style-name="P93"><text:span text:style-name="Strong_20_Emphasis"><text:span text:style-name="T74"><draw:control text:anchor-type="as-char" draw:z-index="26" draw:name="Vorm 9" draw:style-name="gr1" draw:text-style-name="P112" svg:width="0.35cm" svg:height="0.35cm" draw:control="control25"/></text:span></text:span></text:p>
          </table:table-cell>
          <table:table-cell table:style-name="Tabel2.D5" office:value-type="string">
            <text:p text:style-name="P47"><text:span text:style-name="Strong_20_Emphasis"><text:span text:style-name="T69">P</text:span></text:span><text:span text:style-name="Strong_20_Emphasis"><text:span text:style-name="T50">ress the</text:span></text:span><text:span text:style-name="Strong_20_Emphasis"><text:span text:style-name="T51"> </text:span></text:span><text:span text:style-name="Strong_20_Emphasis"><text:span text:style-name="T149">Super</text:span></text:span><text:span text:style-name="Strong_20_Emphasis"><text:span text:style-name="T50"> key</text:span></text:span><text:span text:style-name="Strong_20_Emphasis"><text:span text:style-name="T44"><text:note text:id="ftn9" text:note-class="footnote"><text:note-citation>2</text:note-citation><text:note-body><text:p text:style-name="P44"><text:span text:style-name="T193">The </text:span><text:span text:style-name="T192">Super</text:span><text:span text:style-name="T193"> key is the Windows key, Command key (Apple), or Magnifier key </text:span><text:span text:style-name="T194">(Chromebook)</text:span><text:span text:style-name="T193">.</text:span></text:p></text:note-body></text:note></text:span></text:span><text:span text:style-name="Strong_20_Emphasis"><text:span text:style-name="T144">, </text:span></text:span><text:span text:style-name="Strong_20_Emphasis"><text:span text:style-name="T146">t</text:span></text:span><text:span text:style-name="Strong_20_Emphasis"><text:span text:style-name="T59">ype </text:span></text:span><text:span text:style-name="Strong_20_Emphasis"><text:span text:style-name="T93">menu</text:span></text:span><text:span text:style-name="Strong_20_Emphasis"><text:span text:style-name="T59"> and click on the </text:span></text:span><text:span text:style-name="Strong_20_Emphasis"><text:span text:style-name="T134">Install</text:span></text:span><text:span text:style-name="Strong_20_Emphasis"><text:span text:style-name="T135">ation</text:span></text:span><text:span text:style-name="Strong_20_Emphasis"><text:span text:style-name="T134"> menu</text:span></text:span><text:span text:style-name="Strong_20_Emphasis"><text:span text:style-name="T59"> icon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6" office:value-type="string">
            <text:p text:style-name="P46"><text:span text:style-name="Strong_20_Emphasis"><text:span text:style-name="T65">Select</text:span></text:span><text:span text:style-name="Strong_20_Emphasis"><text:span text:style-name="T57"> </text:span></text:span><text:span text:style-name="Strong_20_Emphasis"><text:span text:style-name="T103">4</text:span></text:span><text:span text:style-name="Strong_20_Emphasis"><text:span text:style-name="T86"> </text:span></text:span><text:span text:style-name="Strong_20_Emphasis"><text:span text:style-name="T73">Provision user</text:span></text:span><text:span text:style-name="Strong_20_Emphasis"><text:span text:style-name="T66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7" office:value-type="string">
            <text:p text:style-name="P74"><text:span text:style-name="Strong_20_Emphasis"><text:span text:style-name="T55">Follow the instructions on the screen.</text:span></text:span></text:p>
          </table:table-cell>
        </table:table-row>
      </table:table>
      <text:p text:style-name="P28"/>
      <text:p text:style-name="P30"/>
      <text:p text:style-name="P102"><text:span text:style-name="T158">End of checklist,</text:span><text:span text:style-name="T156"> </text:span><text:span text:style-name="T156"><text:user-field-get text:name="Distro">Debian</text:user-field-get></text:span><text:span text:style-name="T154"><text:s/></text:span><text:span text:style-name="T154"><text:user-field-get text:name="Version">12</text:user-field-get></text:span><text:span text:style-name="Strong_20_Emphasis"><text:span text:style-name="T155"><text:s/></text:span></text:span><text:span text:style-name="Strong_20_Emphasis"><text:span text:style-name="T159">Desktop</text:span></text:span><text:span text:style-name="Strong_20_Emphasis"><text:span text:style-name="T157"> </text:span></text:span><text:span text:style-name="Strong_20_Emphasis"><text:span text:style-name="T158">installation is complete.</text:span></text:span></text:p>
      <text:p text:style-name="P56"/>
      <text:p text:style-name="P66"><text:span text:style-name="Emphasis"><text:span text:style-name="T248">Written</text:span></text:span><text:span text:style-name="Emphasis"><text:span text:style-name="T247"> </text:span></text:span><text:span text:style-name="Emphasis"><text:span text:style-name="T248">by</text:span></text:span><text:span text:style-name="Emphasis"><text:span text:style-name="T247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60">Karel Zimmer</text:span></text:span></text:a><text:span text:style-name="Emphasis"><text:span text:style-name="T249">.</text:span></text:span></text:p>
      <text:p text:style-name="P67"><text:span text:style-name="Emphasis"><text:span text:style-name="T279">License </text:span></text:span><text:span text:style-name="Emphasis"><text:span text:style-name="T250">C</text:span></text:span><text:span text:style-name="Emphasis"><text:span text:style-name="T251">C0</text:span></text:span><text:span text:style-name="Emphasis"><text:span text:style-name="T249"> 1.0</text:span></text:span><text:span text:style-name="Emphasis"><text:span text:style-name="T280"> </text:span></text:span><text:span text:style-name="Emphasis"><text:span text:style-name="T280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80"><text:s/></text:span></text:span><text:span text:style-name="Emphasis"><text:span text:style-name="T280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80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10-15T18:08:31.500845337">15/10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0-15T18:08:31.346275864</dc:date>
    <meta:keyword>Installatie</meta:keyword>
    <meta:keyword>Checklist</meta:keyword>
    <meta:keyword>Linux</meta:keyword>
    <meta:editing-cycles>7015</meta:editing-cycles>
    <meta:editing-duration>P12DT10H36M54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105" meta:word-count="599" meta:character-count="3652" meta:non-whitespace-character-count="3094"/>
    <meta:user-defined meta:name="Info 1"/>
    <meta:user-defined meta:name="Info 2"/>
    <meta:user-defined meta:name="Info 3"/>
    <meta:user-defined meta:name="Info 4"/>
  </office:meta>
</office:document-meta>
</file>